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style:font-name="Calibri" style:font-name-asian="Calibri" style:font-name-complex="Calibri"/>
    </style:style>
    <style:style style:name="ce3" style:family="table-cell" style:parent-style-name="Default" style:data-style-name="N0">
      <style:table-cell-properties style:vertical-align="middle"/>
      <style:text-properties fo:color="#000000"/>
    </style:style>
    <style:style style:name="ce4" style:family="table-cell" style:parent-style-name="Default" style:data-style-name="N0">
      <style:table-cell-properties style:vertical-align="middle"/>
      <style:text-properties style:font-name="Calibri" style:font-name-asian="Calibri" style:font-name-complex="Calibri"/>
    </style:style>
    <style:style style:name="co1" style:family="table-column">
      <style:table-column-properties fo:break-before="auto" style:column-width="2.34597222222222cm"/>
    </style:style>
    <style:style style:name="co2" style:family="table-column">
      <style:table-column-properties fo:break-before="auto" style:column-width="10.16cm"/>
    </style:style>
    <style:style style:name="co3" style:family="table-column">
      <style:table-column-properties fo:break-before="auto" style:column-width="12.8058333333333cm"/>
    </style:style>
    <style:style style:name="co4" style:family="table-column">
      <style:table-column-properties fo:break-before="auto" style:column-width="1.83444444444444cm"/>
    </style:style>
    <style:style style:name="ro1" style:family="table-row">
      <style:table-row-properties style:row-height="14.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vp4"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00:00:12.920</text:p>
          </table:table-cell>
          <table:table-cell table:style-name="ce2"/>
          <table:table-cell office:value-type="string" table:style-name="ce1">
            <text:p><text:s/>Beginn Probemona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0:34.919</text:p>
          </table:table-cell>
          <table:table-cell office:value-type="string" table:style-name="ce3">
            <text:p><text:s/>ok ich probier erstmal einfach n bisschen aus</text:p>
          </table:table-cell>
          <table:table-cell office:value-type="string" table:style-name="ce1">
            <text:p>E(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0:53.670</text:p>
          </table:table-cell>
          <table:table-cell office:value-type="string" table:style-name="ce3">
            <text:p><text:s/>es geht darum zu optimieren, möglichst wenig Kosten zu haben, dafür möglichst viel Wert und trotzdem mit der Zeit am Ende noch aufge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07.419</text:p>
          </table:table-cell>
          <table:table-cell office:value-type="string" table:style-name="ce3">
            <text:p><text:s/>das Regal hat den höchsten Wert, aber auch die höchsten Kosten und - naja, nicht ganz die höchste Dau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26.919</text:p>
          </table:table-cell>
          <table:table-cell office:value-type="string" table:style-name="ce3">
            <text:p><text:s/>also wir wollen auf jeden Fall einige Regale haben, das ist das effektivste mit Wert pro Kosten</text:p>
          </table:table-cell>
          <table:table-cell office:value-type="string" table:style-name="ce1">
            <text:p><text:s/>++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39.419</text:p>
          </table:table-cell>
          <table:table-cell office:value-type="string" table:style-name="ce3">
            <text:p><text:s/>dabei verbrauchen wir relativ viel Metal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42.919</text:p>
          </table:table-cell>
          <table:table-cell office:value-type="string" table:style-name="ce3">
            <text:p><text:s/>der Stuhl kostet wenig Metall, ist aber auch sehr teu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54.170</text:p>
          </table:table-cell>
          <table:table-cell office:value-type="string" table:style-name="ce3">
            <text:p><text:s/>dann noch ein paar Betten, dann kriegen wir auch Probleme in wsc,</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00.919</text:p>
          </table:table-cell>
          <table:table-cell office:value-type="string" table:style-name="ce3">
            <text:p><text:s/>das heißt wir brauchen mehr Zeit in wsd, das heißt wir brauchen definitiv nochmal mehr Tische</text:p>
          </table:table-cell>
          <table:table-cell office:value-type="string" table:style-name="ce1">
            <text:p><text: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13.419</text:p>
          </table:table-cell>
          <table:table-cell office:value-type="string" table:style-name="ce3">
            <text:p><text:s/>Stühle würde ich gar nicht bauen, die brauchen auch viel Zeit in wsa. ah, vielleicht doch.</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25.919</text:p>
          </table:table-cell>
          <table:table-cell office:value-type="string" table:style-name="ce3">
            <text:p><text:s/>wir haben jetzt auch noch relativ viel Holz</text:p>
          </table:table-cell>
          <table:table-cell office:value-type="string" table:style-name="ce1">
            <text:p><text:s/>++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44.169</text:p>
          </table:table-cell>
          <table:table-cell office:value-type="string" table:style-name="ce3">
            <text:p><text:s/>so, wir haben noch viel Zeit in wsd und n bisschen Holz.</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49.419</text:p>
          </table:table-cell>
          <table:table-cell office:value-type="string" table:style-name="ce3">
            <text:p><text:s/>nicht mehr viel Zeit in wsc</text:p>
          </table:table-cell>
          <table:table-cell office:value-type="string" table:style-name="ce1">
            <text:p><text:s/>+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00.419</text:p>
          </table:table-cell>
          <table:table-cell office:value-type="string" table:style-name="ce3">
            <text:p><text:s/>wsb haben wir auch noch viel Zei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05.920</text:p>
          </table:table-cell>
          <table:table-cell office:value-type="string" table:style-name="ce3">
            <text:p><text:s/>ein paar Tische könnten wir noch machen, da geht allerdings das Metall leer</text:p>
          </table:table-cell>
          <table:table-cell office:value-type="string" table:style-name="ce1">
            <text:p><text:s/>++T, ++S, ++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19.419</text:p>
          </table:table-cell>
          <table:table-cell office:value-type="string" table:style-name="ce3">
            <text:p><text:s/>so, wsa ist aufgebraucht. nur noch wsd und Holz.</text:p>
          </table:table-cell>
          <table:table-cell office:value-type="string" table:style-name="ce1">
            <text:p><text:s/>RR: 15,0,0,12,1,14</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40.169</text:p>
          </table:table-cell>
          <table:table-cell office:value-type="string" table:style-name="ce3">
            <text:p><text:s/></text:p>
          </table:table-cell>
          <table:table-cell office:value-type="string" table:style-name="ce1">
            <text:p>Probemonat beendet (Gold: 102/103, Hergestellt: [5,6,7,6] Möglich: [7,5,7,6])</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45.419</text:p>
          </table:table-cell>
          <table:table-cell office:value-type="string" table:style-name="ce3">
            <text:p><text:s/>ok also in der optimalen Lösung hätte ich noch ein Gold mehr gekriegt als in meiner jetzigen. Dafür hätte ich die gleiche Zahl Tische, nur ein Regal weniger, dafür zwei Betten mehr. ok. erstmal gar nicht so schle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13.919</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15.920</text:p>
          </table:table-cell>
          <table:table-cell office:value-type="string" table:style-name="ce3">
            <text:p><text:s/>ok, neuer Mona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28.369</text:p>
          </table:table-cell>
          <table:table-cell office:value-type="string" table:style-name="ce3">
            <text:p><text:s/>wir haben ein bisschen mehr Metall als holz. ok, let's go.</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36.919</text:p>
          </table:table-cell>
          <table:table-cell office:value-type="string" table:style-name="ce3">
            <text:p><text:s/></text:p>
          </table:table-cell>
          <table:table-cell office:value-type="string" table:style-name="ce1">
            <text:p>Monat 1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43.169</text:p>
          </table:table-cell>
          <table:table-cell office:value-type="string" table:style-name="ce3">
            <text:p><text:s/>also wir sehen immer noch, das Regal bringt am meisten ein, allerdings bringt auch der Tisch relativ viel ei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48.169</text:p>
          </table:table-cell>
          <table:table-cell office:value-type="string" table:style-name="ce3">
            <text:p><text:s/>Der Tisch verbraucht deutlich weniger Holz und Metall als das Regal. Tisch brauchen wir sieben Rohstoffe, kriegen fünf Gold raus.</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00.669</text:p>
          </table:table-cell>
          <table:table-cell office:value-type="string" table:style-name="ce3">
            <text:p><text:s/>Dafür kriegen wir zwölf Rohstoffe, wir kriegen acht Gold raus. Ist im Endeffekt ähnlich.</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06.419</text:p>
          </table:table-cell>
          <table:table-cell office:value-type="string" table:style-name="ce3">
            <text:p><text:s/>Der Stuhl braucht nur fünf Rohstoffe und kriegt drei Gold, auch gar nicht so schle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11.919</text:p>
          </table:table-cell>
          <table:table-cell office:value-type="string" table:style-name="ce3">
            <text:p><text:s/>wir haben - Die oberen beiden brauchen die wsc und wsd, die unteren beiden brauchen wsa und wsb. dabei brau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25.669</text:p>
          </table:table-cell>
          <table:table-cell office:value-type="string" table:style-name="ce3">
            <text:p><text:s/>ok, das heißt wir machen erstmal ein paar Tische. Und ein paar Stühle.</text:p>
          </table:table-cell>
          <table:table-cell office:value-type="string" table:style-name="ce1">
            <text:p><text:s/>++T, ++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37.169</text:p>
          </table:table-cell>
          <table:table-cell office:value-type="string" table:style-name="ce3">
            <text:p><text:s/>dann machen wir auch erstmal n paar Betten und n paar Regale und gucken mal wie's aussieht.</text:p>
          </table:table-cell>
          <table:table-cell office:value-type="string" table:style-name="ce1">
            <text:p><text:s/>++B, ++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42.919</text:p>
          </table:table-cell>
          <table:table-cell office:value-type="string" table:style-name="ce3">
            <text:p><text:s/>Wir haben von allem ungefähr gleich viel verbrau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53.919</text:p>
          </table:table-cell>
          <table:table-cell office:value-type="string" table:style-name="ce3">
            <text:p><text:s/>wsb verbraucht man tendenziell am wenigsten, das heißt wir können auf jeden Fall ein paar mehr Tische als Stühle machen.</text:p>
          </table:table-cell>
          <table:table-cell office:value-type="string" table:style-name="ce1">
            <text:p><text:s/>E(T,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10.169</text:p>
          </table:table-cell>
          <table:table-cell office:value-type="string" table:style-name="ce3">
            <text:p><text:s/>so, jetzt ist wsa fast fertig, wsb werden wir auch nicht leerer kriegen (??), es sei denn wir machen statt dem noch ein paar mehr Tisch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19.669</text:p>
          </table:table-cell>
          <table:table-cell office:value-type="string" table:style-name="ce3">
            <text:p><text:s/>jetzt haben wir da noch 8,8</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23.169</text:p>
          </table:table-cell>
          <table:table-cell office:value-type="string" table:style-name="ce3">
            <text:p><text:s/>so, wsa perfekt aufgebracht, wsb noch zwei Stund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30.419</text:p>
          </table:table-cell>
          <table:table-cell office:value-type="string" table:style-name="ce3">
            <text:p><text:s/>dann erhöhen wir mal noch Betten und Regal beide um 1, wsd ist noch zu viel Zeit üb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36.169</text:p>
          </table:table-cell>
          <table:table-cell office:value-type="string" table:style-name="ce3">
            <text:p><text:s/>das heißt wir machen mal n paar Betten mehr als Regale.</text:p>
          </table:table-cell>
          <table:table-cell office:value-type="string" table:style-name="ce1">
            <text:p>E(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43.169</text:p>
          </table:table-cell>
          <table:table-cell office:value-type="string" table:style-name="ce3">
            <text:p><text:s/>so, jetzt haben wir noch 8h da und 2h in wsd. das war vielleicht n bisschen vie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46.419</text:p>
          </table:table-cell>
          <table:table-cell office:value-type="string" table:style-name="ce3">
            <text:p><text:s/>wir nehmen nochmal n Bett weg und machen dafür n Regal meh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50.419</text:p>
          </table:table-cell>
          <table:table-cell office:value-type="string" table:style-name="ce3">
            <text:p><text:s/>wsc ist leer. das heißt wir haben noch Zeit in wsd und <text:s/>(???)</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58.669</text:p>
          </table:table-cell>
          <table:table-cell office:value-type="string" table:style-name="ce3">
            <text:p><text:s/>Das heißt wir geben nochmal n Regal zurück und machen noch n paar Betten meh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01.419</text:p>
          </table:table-cell>
          <table:table-cell office:value-type="string" table:style-name="ce3">
            <text:p><text:s/>jetzt haben wir jeweils noch 1 über, das heißt wir können auch nochmal ein Regal zurückgeb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07.419</text:p>
          </table:table-cell>
          <table:table-cell office:value-type="string" table:style-name="ce3">
            <text:p><text:s/>jetzt haben wir bei beiden 6</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09.669</text:p>
          </table:table-cell>
          <table:table-cell office:value-type="string" table:style-name="ce3">
            <text:p><text:s/>das ist nicht perfek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15.919</text:p>
          </table:table-cell>
          <table:table-cell office:value-type="string" table:style-name="ce3">
            <text:p><text:s/>so hätten wir n Gewinn von 121, so hätten wir einen Gewinn von 117. da waren die 121 bess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39.669</text:p>
          </table:table-cell>
          <table:table-cell office:value-type="string" table:style-name="ce3">
            <text:p><text:s/>wie hatt ich nochmal 121? so. Ich glaub das ist perfek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43.169</text:p>
          </table:table-cell>
          <table:table-cell office:value-type="string" table:style-name="ce3">
            <text:p><text:s/>Ich glaub</text:p>
          </table:table-cell>
          <table:table-cell office:value-type="string" table:style-name="ce1">
            <text:p><text:s/>RR: 13,18,0,2,1,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44.419</text:p>
          </table:table-cell>
          <table:table-cell office:value-type="string" table:style-name="ce3">
            <text:p><text:s/></text:p>
          </table:table-cell>
          <table:table-cell office:value-type="string" table:style-name="ce1">
            <text:p><text:s/>Monat 1 beendet (Gold: 121/129 Hergestellt: [10,3,9,4] Möglich: [2,8,9,4])</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48.671</text:p>
          </table:table-cell>
          <table:table-cell office:value-type="string" table:style-name="ce3">
            <text:p><text:s/>okay ich hätte noch 8 Gold mehr kriegen können, wenn ich deutlich weniger Betten genommen hätte und deutlich mehr Regale. Tische und Stühle war richtig. Das heißt ich hätte gar nicht unbedingt die Zeiten optimal aufbrauchen müssen von den Fabriken, sondern mehr darauf gehen können welches effizienter ist pro Rohstoff. ok, also hätte ich definitiv noch Zeiten übrig gehabt bei dem optimalen Vorgehen bei den Fabriken. Aber wahrscheinlich mehr Gold für die Rohstoffe gema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23.420</text:p>
          </table:table-cell>
          <table:table-cell office:value-type="string" table:style-name="ce3">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28.419</text:p>
          </table:table-cell>
          <table:table-cell office:value-type="string" table:style-name="ce3">
            <text:p><text:s/>ok, wir sehen die regale bringen jetzt mehr Gold. Und die Betten. Dafür bringen Tische und Stühle weniger und ich habe weniger Rohstoff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38.169</text:p>
          </table:table-cell>
          <table:table-cell office:value-type="string" table:style-name="ce3">
            <text:p><text:s/></text:p>
          </table:table-cell>
          <table:table-cell office:value-type="string" table:style-name="ce1">
            <text:p><text:s/>Monat 2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44.169</text:p>
          </table:table-cell>
          <table:table-cell office:value-type="string" table:style-name="ce3">
            <text:p><text:s/>das heißt ich will möglichst viele Regale machen, die bringen ganz schön viel, die bringen 10 Gold pro 12 Rohstoff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53.419</text:p>
          </table:table-cell>
          <table:table-cell office:value-type="string" table:style-name="ce3">
            <text:p><text:s/>Die Betten bringen 6 Gold pro 7 Rohstoffe. Die anderen beiden sind ein bisschen ineffizient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00.919</text:p>
          </table:table-cell>
          <table:table-cell office:value-type="string" table:style-name="ce3">
            <text:p><text:s/>Das heißt ich will viele Regale und Betten. Die verbrauchen aber auch wieder Zeit in der gleichen Fabri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11.169</text:p>
          </table:table-cell>
          <table:table-cell office:value-type="string" table:style-name="ce3">
            <text:p><text:s/>Das bedeutet wir wollen aber trotzdem erstmal viele Regale machen.</text:p>
          </table:table-cell>
          <table:table-cell office:value-type="string" table:style-name="ce1">
            <text:p><text:s/>++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18.170</text:p>
          </table:table-cell>
          <table:table-cell office:value-type="string" table:style-name="ce3">
            <text:p><text:s/>N paar Betten noch.</text:p>
          </table:table-cell>
          <table:table-cell office:value-type="string" table:style-name="ce1">
            <text:p><text:s/>++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23.919</text:p>
          </table:table-cell>
          <table:table-cell office:value-type="string" table:style-name="ce3">
            <text:p><text:s/>das dann eher mit den Tischen als mit den Stühlen ausgleichen. Die Tische bringen zumindest noch 3 Gold pro fünf Rohstoff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43.419</text:p>
          </table:table-cell>
          <table:table-cell office:value-type="string" table:style-name="ce3">
            <text:p><text:s/>Da (HB) kriegen wir pro sieben Rohstoffe 6 Gold, und da (HR) pro 12 Rohstoffe 10 Gold. Das heißt wir haben 10/12, macht 5/6, und da haben wir 6/7. 6/7 ist größer als 5/6, also ist das hier sogar effizient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0:07.420</text:p>
          </table:table-cell>
          <table:table-cell office:value-type="string" table:style-name="ce3">
            <text:p><text:s/>Das heißt wir wollen eher. - Da (Bett) haben wir sieben Stunden in der Fabrik, und da (Regal)haben wir acht Stunden in der Fabrik aufgebraucht.</text:p>
          </table:table-cell>
          <table:table-cell office:value-type="string" table:style-name="ce1">
            <text:p><text:s/>E(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0:12.169</text:p>
          </table:table-cell>
          <table:table-cell office:value-type="string" table:style-name="ce3">
            <text:p><text:s/>ok, das heißt wir wollen eher mehr Betten haben als Regal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0:24.919</text:p>
          </table:table-cell>
          <table:table-cell office:value-type="string" table:style-name="ce3">
            <text:p><text:s/>jetzt haben wir noch viel Zeit in wsc und könnten noch zweimal das (Regale) mach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0:38.169</text:p>
          </table:table-cell>
          <table:table-cell office:value-type="string" table:style-name="ce3">
            <text:p><text:s/>Und den Rest vom Gold können wir auffüllen mit einem Tisch noch, noch ein Tisch, noch ein Tisch.</text:p>
          </table:table-cell>
          <table:table-cell office:value-type="string" table:style-name="ce1">
            <text:p><text: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0:52.919</text:p>
          </table:table-cell>
          <table:table-cell office:value-type="string" table:style-name="ce3">
            <text:p><text:s/>ich brauch noch, wenn ich noch drei, ich kann noch ziemlich viel Tische machen. Für Stühle brauch ich nur ein Metall. So. Und jetzt könnt ich noch sechs Stühle machen.</text:p>
          </table:table-cell>
          <table:table-cell office:value-type="string" table:style-name="ce1">
            <text:p><text:s/>++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11.419</text:p>
          </table:table-cell>
          <table:table-cell office:value-type="string" table:style-name="ce3">
            <text:p><text:s/>Ok, ich glaub das ist ganz gut.</text:p>
          </table:table-cell>
          <table:table-cell office:value-type="string" table:style-name="ce1">
            <text:p><text:s/>RR: 6,0,12,30,3,2</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13.169</text:p>
          </table:table-cell>
          <table:table-cell office:value-type="string" table:style-name="ce3">
            <text:p><text:s/></text:p>
          </table:table-cell>
          <table:table-cell office:value-type="string" table:style-name="ce1">
            <text:p>Monat 2 beendet (Gold: 110/114, Hergestellt: [11,2,4,6] Möglich: [2,8,0,11])</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15.669</text:p>
          </table:table-cell>
          <table:table-cell office:value-type="string" table:style-name="ce3">
            <text:p><text:s/>Ok ich hätte vier Gold noch mehr haben können. Ich hätte statt den Betten mehr Regale machen und gar keine Tische machen. Und dafür 12 Stühle. Das heißt ich hätte sehr, sehr viel Metall aufgebraucht mit den Regalen und den Rest dann in Stühle gepackt.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33.919</text:p>
          </table:table-cell>
          <table:table-cell office:value-type="string" table:style-name="ce3">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38.169</text:p>
          </table:table-cell>
          <table:table-cell office:value-type="string" table:style-name="ce3">
            <text:p><text:s/>so, jetzt sind Tische und Stühle mehr wert. die Regale sind gleichgeblieben, die Betten sind ein bisschen ineffizienter geworden. gerade schon sollte ich sehr viele regale eigentlich bauen statt so vielen betten. Das heißt jetzt ist wahrscheinlich auch viele Regale bauen a good way to go. Das letzte Mal habe ich dann mit Stühlen aufgefüllt und nur n paar Betten gemacht, scheint jetzt noch weniger Bett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04.169</text:p>
          </table:table-cell>
          <table:table-cell office:value-type="string" table:style-name="ce3">
            <text:p><text:s/></text:p>
          </table:table-cell>
          <table:table-cell office:value-type="string" table:style-name="ce1">
            <text:p><text:s/>Monat 3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05.169</text:p>
          </table:table-cell>
          <table:table-cell office:value-type="string" table:style-name="ce3">
            <text:p><text:s/>Okay ich habe sehr viel Metall zur Verfügung.</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09.669</text:p>
          </table:table-cell>
          <table:table-cell office:value-type="string" table:style-name="ce3">
            <text:p><text:s/>Das heißt ich bau auf jeden Fall schonmal viele Regale.</text:p>
          </table:table-cell>
          <table:table-cell office:value-type="string" table:style-name="ce1">
            <text:p><text:s/>M(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13.669</text:p>
          </table:table-cell>
          <table:table-cell office:value-type="string" table:style-name="ce3">
            <text:p><text:s/>Das hat wsc ziemlich schnell leer, aber ich glaube ich sollte das maximale aus den Regalen rausholen und so viele Regale wie möglich mach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25.169</text:p>
          </table:table-cell>
          <table:table-cell office:value-type="string" table:style-name="ce3">
            <text:p><text:s/>und davor habe ich dann mit Stühlen aufgefüll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32.919</text:p>
          </table:table-cell>
          <table:table-cell office:value-type="string" table:style-name="ce3">
            <text:p><text:s/>wahrscheinlich jetzt n paar Tische. Ich kann dann ja sauviele Stühle machen. (??)</text:p>
          </table:table-cell>
          <table:table-cell office:value-type="string" table:style-name="ce1">
            <text:p><text:s/>E(T,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52.669</text:p>
          </table:table-cell>
          <table:table-cell office:value-type="string" table:style-name="ce3">
            <text:p><text:s/>jetzt habe ich aber keine Zeit mehr in wsb, ich könnte jetzt noch ziemlich viele Stühle baller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59.203</text:p>
          </table:table-cell>
          <table:table-cell office:value-type="string" table:style-name="ce3">
            <text:p><text:s/>jetzt habe ich aber noch Rohstoffe übrig und keine Zeit mehr in wsa, das ist nicht optima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11.419</text:p>
          </table:table-cell>
          <table:table-cell office:value-type="string" table:style-name="ce3">
            <text:p><text:s/>das heißt ich will dann vielleicht noch ein paar betten bauen, damit ich die Zeit in wsc besser nutze.</text:p>
          </table:table-cell>
          <table:table-cell office:value-type="string" table:style-name="ce1">
            <text:p><text:s/>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19.419</text:p>
          </table:table-cell>
          <table:table-cell office:value-type="string" table:style-name="ce3">
            <text:p><text:s/>ich bin jetzt bei 127 das ich die Runde kriege, aber ich habe noch sehr viel Rohstoffe über und noch Zeit in ws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29.919</text:p>
          </table:table-cell>
          <table:table-cell office:value-type="string" table:style-name="ce3">
            <text:p><text:s/>das heißt ich könnte, ich habe jetzt 127. wenn ich jetzt noch n Regal weniger mache, und noch n Bett mehr, und noch n Bett mehr, dann bin ich wieder bei 127, komm ich aufs Gleiche und ich hab keine Zeit mehr in wsc.</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47.919</text:p>
          </table:table-cell>
          <table:table-cell office:value-type="string" table:style-name="ce3">
            <text:p><text:s/>das nimmt sich gerade nichts.</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52.419</text:p>
          </table:table-cell>
          <table:table-cell office:value-type="string" table:style-name="ce3">
            <text:p><text:s/>und ich habe auch noch Zeit in wsa und wsb.</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01.419</text:p>
          </table:table-cell>
          <table:table-cell office:value-type="string" table:style-name="ce3">
            <text:p><text:s/>das heißt ich könnt noch n paar Stühle, ich könnte noch zwei Stühle bauen. jetzt bin ich bei 133.</text:p>
          </table:table-cell>
          <table:table-cell office:value-type="string" table:style-name="ce1">
            <text:p><text:s/>RR: 30,87,0,2,1,14</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11.169</text:p>
          </table:table-cell>
          <table:table-cell office:value-type="string" table:style-name="ce3">
            <text:p><text:s/></text:p>
          </table:table-cell>
          <table:table-cell office:value-type="string" table:style-name="ce1">
            <text:p>Monat 3 beendet (Gold: 133/138, Hergestellt: [5,6,9,4] Möglich: [2,8,9,4])</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12.919</text:p>
          </table:table-cell>
          <table:table-cell office:value-type="string" table:style-name="ce3">
            <text:p><text:s/>Ich hätte fünf Gold mehr bekommen können. Wenn ich noch mehr Regale gebaut hätte, dafür weniger Betten. Wäre noch ziemlich viel Zeit, wäre die Werkstatt direkt leer gewesen. Tische und Stühle waren perfekt. Ok, Tische und Stühle war richtig, ich hätte noch mehr auf Regale gehen müss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39.169</text:p>
          </table:table-cell>
          <table:table-cell office:value-type="string" table:style-name="ce3">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41.419</text:p>
          </table:table-cell>
          <table:table-cell office:value-type="string" table:style-name="ce3">
            <text:p><text:s/>ok. Oh, jetzt sind die Regale deutlich weniger wert, die Betten sind auch n Stück weniger wert. Die Stühle sind auch eins weniger wert und die Tische sind gleich. Das heißt ich will wahrscheinlich ziemlich viele Tische hab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52.419</text:p>
          </table:table-cell>
          <table:table-cell office:value-type="string" table:style-name="ce3">
            <text:p><text:s/></text:p>
          </table:table-cell>
          <table:table-cell office:value-type="string" table:style-name="ce1">
            <text:p>Monat 4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55.419</text:p>
          </table:table-cell>
          <table:table-cell office:value-type="string" table:style-name="ce3">
            <text:p><text:s/>Das Regal ist jetzt äußert ineffizient geword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58.419</text:p>
          </table:table-cell>
          <table:table-cell office:value-type="string" table:style-name="ce3">
            <text:p><text:s/>Der Tisch müsste jetzt noch das mit dem besten Geld zu Rohstoff Verhältnis sein, oder? 4 zu 7 (Tisch), da habe ich 3 zu 7 (Bett), da habe ich 6 zu 12 (Regal). Das sind auch 3 zu 6, das sind 1/2. Da habe ich 4 zu 7 (Tisch), das heißt das ist noch immer besser (??), da hab ich 2 zu 5 (Stuhl), das ist nochmal weniger als 1/2. Das heißt Stuhl ist an sich das Schlechteste. Und dann kommt Regal, dann kommt Tisch.</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5:36.670</text:p>
          </table:table-cell>
          <table:table-cell office:value-type="string" table:style-name="ce3">
            <text:p><text:s/>Das heißt wir wollen ein paar Tische. So, machen wir erstmal ein paar Tische.</text:p>
          </table:table-cell>
          <table:table-cell office:value-type="string" table:style-name="ce1">
            <text:p><text: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5:45.919</text:p>
          </table:table-cell>
          <table:table-cell office:value-type="string" table:style-name="ce3">
            <text:p><text:s/>Regal ist 6 zu 12, das ist immer noch besser als 3 zu 7. Das heißt ich will eher nochmal Regale bauen als Betten. Ok, da geht das Metall aber sauschnell leer.</text:p>
          </table:table-cell>
          <table:table-cell office:value-type="string" table:style-name="ce1">
            <text:p><text:s/>++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06.669</text:p>
          </table:table-cell>
          <table:table-cell office:value-type="string" table:style-name="ce3">
            <text:p><text:s/>Ich glaub ich will noch mehr Tische.</text:p>
          </table:table-cell>
          <table:table-cell office:value-type="string" table:style-name="ce1">
            <text:p><text: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12.920</text:p>
          </table:table-cell>
          <table:table-cell office:value-type="string" table:style-name="ce3">
            <text:p><text:s/>So, wenn ich jetzt hier viermal mache, wäre die Zeit in wsb aufgebrau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16.669</text:p>
          </table:table-cell>
          <table:table-cell office:value-type="string" table:style-name="ce3">
            <text:p><text:s/>wir können noch vier Stühle, oder einen Tisch. Da bringen 4 Stühle schon mehr. 1,2,3,4, ok.</text:p>
          </table:table-cell>
          <table:table-cell office:value-type="string" table:style-name="ce1">
            <text:p><text:s/>++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29.669</text:p>
          </table:table-cell>
          <table:table-cell office:value-type="string" table:style-name="ce3">
            <text:p><text:s/>so, die Zeiten haben wir perfekt aufgebraucht, jetzt haben wir noch sehr viel Zeit in wsc und wsd. Und noch relativ viel Holz.</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37.170</text:p>
          </table:table-cell>
          <table:table-cell office:value-type="string" table:style-name="ce3">
            <text:p><text:s/>Das heißt da würd sich eher lohnen jetzt noch Betten zu bauen.</text:p>
          </table:table-cell>
          <table:table-cell office:value-type="string" table:style-name="ce1">
            <text:p><text:s/>++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46.169</text:p>
          </table:table-cell>
          <table:table-cell office:value-type="string" table:style-name="ce3">
            <text:p><text:s/>So, jetzt werden die mit 3 (mehr??) auch relativ gut aufgebraucht. Da wären wir jetzt bei 80 was wir krieg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55.169</text:p>
          </table:table-cell>
          <table:table-cell office:value-type="string" table:style-name="ce3">
            <text:p><text:s/>Wenn wir noch weniger Stühle bauen, ne, des lohnt sich ni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06.419</text:p>
          </table:table-cell>
          <table:table-cell office:value-type="string" table:style-name="ce3">
            <text:p><text:s/>Ich könnte weniger Stühle und weniger Tische, dafür mehr Regale bauen. Ne, das lohnt sich nicht.</text:p>
          </table:table-cell>
          <table:table-cell office:value-type="string" table:style-name="ce1">
            <text:p><text:s/>E(S,T,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22.419</text:p>
          </table:table-cell>
          <table:table-cell office:value-type="string" table:style-name="ce3">
            <text:p><text:s/>Ich glaub viel besser als 80 geht nicht.</text:p>
          </table:table-cell>
          <table:table-cell office:value-type="string" table:style-name="ce1">
            <text:p><text:s/>RR: 7,0,0,2,13,19</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29.919</text:p>
          </table:table-cell>
          <table:table-cell office:value-type="string" table:style-name="ce3">
            <text:p><text:s/></text:p>
          </table:table-cell>
          <table:table-cell office:value-type="string" table:style-name="ce1">
            <text:p>Monat 4 beendet. (Gold: 80/82, Hergestellt: [6,3,9,4] Möglich: [0,8,5,7])</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32.919</text:p>
          </table:table-cell>
          <table:table-cell office:value-type="string" table:style-name="ce3">
            <text:p><text:s/>82 wären drin gewesen. Ich hätte gar keine Betten bauen sollen, sondern nur Regale, dafür deutlich weniger Tische und mehr Stühle. Gar keine Betten, deutlich mehr Regale. Sehr viel weniger Tische und mehr Stühle. dann hätte ich zwei Gold mehr gehabt. Ok. Regale sind immer noch ziemlich gu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05.169</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06.669</text:p>
          </table:table-cell>
          <table:table-cell office:value-type="string" table:style-name="ce3">
            <text:p><text:s/>Jetzt sind wir Regale wieder 2 mehr, die Betten sind 4 mehr wert, Tische sind gleich, Stühle sind eins mehr (??). Wir haben sehr viel Holz und wenig Metal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16.169</text:p>
          </table:table-cell>
          <table:table-cell office:value-type="string" table:style-name="ce3">
            <text:p><text:s/></text:p>
          </table:table-cell>
          <table:table-cell office:value-type="string" table:style-name="ce1">
            <text:p>Monat 5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21.169</text:p>
          </table:table-cell>
          <table:table-cell office:value-type="string" table:style-name="ce3">
            <text:p><text:s/>Betten sind jetzt gut, die sind jetzt 7 Gold für 7 Rohstoffe wert und wir haben eh viel Holz. Das heißt wir würden erstmal n paar Betten bauen. (??) wollen wir nur Betten bauen.</text:p>
          </table:table-cell>
          <table:table-cell office:value-type="string" table:style-name="ce1">
            <text:p>M(B, 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45.419</text:p>
          </table:table-cell>
          <table:table-cell office:value-type="string" table:style-name="ce3">
            <text:p><text:s/>Wenn wir nur Betten und Stühle bauen, sind wir bei 100 Gold.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56.419</text:p>
          </table:table-cell>
          <table:table-cell office:value-type="string" table:style-name="ce3">
            <text:p><text:s/>Da haben wir Holz über und Zeit in wsa und wsb über. 100 Gol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03.669</text:p>
          </table:table-cell>
          <table:table-cell office:value-type="string" table:style-name="ce3">
            <text:p><text:s/>Wenn wir 13 Betten und 3 Stühle bauen. Wir nehmen die Stühle nochmal raus und zwei Betten raus und verteilen nochmal um.</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10.919</text:p>
          </table:table-cell>
          <table:table-cell office:value-type="string" table:style-name="ce3">
            <text:p><text:s/>Wenn wir jetzt stattdessen noch ein Regal bauen und zwei Stühle, dann müssten wir jetzt bei weniger haben, dann sind wir bei 71 (??). Regal ist kack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21.669</text:p>
          </table:table-cell>
          <table:table-cell office:value-type="string" table:style-name="ce3">
            <text:p><text:s/>Hm, machen wir Tische, weniger Betten, ein paar mehr Tische. Und den Rest mit Stühlen auffüllen. Dann sind wir auch bei deutlich wenig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39.169</text:p>
          </table:table-cell>
          <table:table-cell office:value-type="string" table:style-name="ce3">
            <text:p><text:s/>Ne, ich glaub besser gehts nicht.</text:p>
          </table:table-cell>
          <table:table-cell office:value-type="string" table:style-name="ce1">
            <text:p><text:s/>RR: 11,0,40,57,7,0</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44.919</text:p>
          </table:table-cell>
          <table:table-cell office:value-type="string" table:style-name="ce3">
            <text:p><text:s/></text:p>
          </table:table-cell>
          <table:table-cell office:value-type="string" table:style-name="ce1">
            <text:p>Erkläre deine Lös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59.919</text:p>
          </table:table-cell>
          <table:table-cell office:value-type="string" table:style-name="ce3">
            <text:p><text:s/>Also das liegt daran, dass das Bett mit Abstand das meiste Gold pro Rohstoff gibt. Wir haben Rohstoffkosten von sieben, und der Wert liegt auch bei sieben. Bei allen anderen sind wir bei nem Wert unter 1 vom Verhältnis her, wenn ich durch Kosten teile. Von daher wollen wir möglichst viel von den Betten bauen. Wir haben eh mehr Holz als Metall gehabt, und die Betten kosten mehr Holz als Metall. Und dann können wir auch ziemlich viel davon bauen. Und danach haben wir nicht mehr viel Metall gehabt, weil wir die Runde eh wenig Metall hatten und Stühle kosten am wenigsten Metall, deshalb ist es am effizientesten die damit aufzufüllen. Ich habe dann nochmal ein paar Betten rausgenommen, mit ein paar anderen Sachen rumgespielt, allerdings bin ich mit keiner Lösung ansatzweise besser geworden als mit dem aktuellen, wenn ich nur Betten und Stühle bau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0:43.919</text:p>
          </table:table-cell>
          <table:table-cell office:value-type="string" table:style-name="ce3">
            <text:p><text:s/></text:p>
          </table:table-cell>
          <table:table-cell office:value-type="string" table:style-name="ce1">
            <text:p>Monat 5 beendet. (Gold: 100/102, Hergestellt: [13,0,0,3] Möglich: [12,0,0,6])</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0:49.919</text:p>
          </table:table-cell>
          <table:table-cell office:value-type="string" table:style-name="ce3">
            <text:p><text:s/>Also Betten und Stühlen bauen war richtig, aber wenn ich ein Bett weniger hätte, hätte ich drei Stühle mehr bauen können. Und damit wäre ich auf zwei Gold mehr gekommen.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01.170</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07.169</text:p>
          </table:table-cell>
          <table:table-cell office:value-type="string" table:style-name="ce3">
            <text:p><text:s/>So, das Bett ist jetzt 2 weniger wert, das Regal ist eins weniger wert. Stuhl ist zwei weniger wert, der Stuhl ist fast nichts mehr wert und der Tisch ist um 1 weniger wert. Wir haben wieder ein bisschen mehr Holz als Metall, aber nicht mehr so viel. Das heißt zu der Lösung vom letzten Mal wird sich wahrscheinlich verändern, die Betten sind deutlich schlechter. also ein Stück schlechter. Die sind jetzt wahrscheinlich wieder ähnlich gut wie die Regale. Aber dadurch, dass wir mehr Metall haben, werden wir nicht mehr nur Betten bauen. Vielleicht dass wir mit Stühlen schlechter auffüllen, weil Stühle fast nichts mehr wert sin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40.669</text:p>
          </table:table-cell>
          <table:table-cell office:value-type="string" table:style-name="ce3">
            <text:p><text:s/></text:p>
          </table:table-cell>
          <table:table-cell office:value-type="string" table:style-name="ce1">
            <text:p>Monat 6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43.419</text:p>
          </table:table-cell>
          <table:table-cell office:value-type="string" table:style-name="ce3">
            <text:p><text:s/>Da haben wir jetzt 5 zu 7 für die Betten, fürs Regal haben wir 7 zu 12, da ist das Bett schon noch besser als das Regal. 5 zu 7 und 7 zu 12.<text:s text:c="2"/></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58.419</text:p>
          </table:table-cell>
          <table:table-cell office:value-type="string" table:style-name="ce3">
            <text:p><text:s/>Der Tisch ist jetzt 3 zu 7, der Stuhl ist 1 zu 5.</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05.419</text:p>
          </table:table-cell>
          <table:table-cell office:value-type="string" table:style-name="ce3">
            <text:p><text:s/>Das heißt wir wollen trotzdem auf jeden Fall ein paar Betten bauen. Dafür verbrauchen wir nur relativ viel Holz. So, wenn wir jetzt so machen, könnten wir noch wie viele Regale bauen? Wollen wir noch mehr Regale bauen oder wollen wir lieber Tische bauen?</text:p>
          </table:table-cell>
          <table:table-cell office:value-type="string" table:style-name="ce1">
            <text:p><text:s/>++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24.919</text:p>
          </table:table-cell>
          <table:table-cell office:value-type="string" table:style-name="ce3">
            <text:p><text:s/>Können vom Material immer noch schauen (??)</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27.919</text:p>
          </table:table-cell>
          <table:table-cell office:value-type="string" table:style-name="ce3">
            <text:p><text:s/>So, Regale könnten wir jetzt noch wie viele bauen? wir hätten noch dreimal mit der Zeit in wsc. Können 3 Regale bauen mit der Zeit in wsc. Dann wären wir jetzt auf 71.</text:p>
          </table:table-cell>
          <table:table-cell office:value-type="string" table:style-name="ce1">
            <text:p>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46.669</text:p>
          </table:table-cell>
          <table:table-cell office:value-type="string" table:style-name="ce3">
            <text:p><text:s/>Wenn ich jetzt noch n Bett stattdessen mehr baue, wäre ich auf 69. Ne, das ist es nicht wer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59.669</text:p>
          </table:table-cell>
          <table:table-cell office:value-type="string" table:style-name="ce3">
            <text:p><text:s/>Das heißt ich will ein Bett weniger und dafür 3 Regale, bin ich auf 71. Wenn ich mal deutlich weniger Betten baue und noch mehr Regale, ne, dann bin ich auf 70.</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13.419</text:p>
          </table:table-cell>
          <table:table-cell office:value-type="string" table:style-name="ce3">
            <text:p><text:s/>Das heißt wir nehmen nochmal ein Regal raus und ein Bett dazu, noch ein Regal raus, ok, das ist die optimale Lösung für Betten und Regale mit 10 zu 3.</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40.169</text:p>
          </table:table-cell>
          <table:table-cell office:value-type="string" table:style-name="ce3">
            <text:p><text:s/>Und jetzt verteilen wir die restlichen Materialien auf die anderen beiden Sachen. Wir wollen eher Tische als Stühle bauen. Da haben wir drei zu sieben, und bei dem anderen haben wir eins zu fünf.</text:p>
          </table:table-cell>
          <table:table-cell office:value-type="string" table:style-name="ce1">
            <text:p><text:s/>RR: 53,47,52,60,1,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51.169</text:p>
          </table:table-cell>
          <table:table-cell office:value-type="string" table:style-name="ce3">
            <text:p><text:s/>Das heißt wir wollen erstmal Tische, und dafür verbrauchen wir jetzt so viel wie geht. So, jetzt könnt ich noch entweder einen Tisch bauen und zwei Stühle, dann bin ich auf genau 100. Oder ich baue einen Tisch weniger, dann bin ich auch genau auf 100 und dann ist die Zeit auch leer.</text:p>
          </table:table-cell>
          <table:table-cell office:value-type="string" table:style-name="ce1">
            <text:p>E(T,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14.919</text:p>
          </table:table-cell>
          <table:table-cell office:value-type="string" table:style-name="ce3">
            <text:p><text:s/>Also komm ich so oder so auf 100. Wenn ich deutlich weniger Tische baue, Stühle, dann bin ich auch mit der Zeit in der Werkstatt leer, hm? Ah, ne, das geht ni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37.419</text:p>
          </table:table-cell>
          <table:table-cell office:value-type="string" table:style-name="ce3">
            <text:p><text:s/>Dann wieder weniger Stühle und lieber noch mehr Tische, und geh hier wieder auf 100. Immer noch zu viele Stühl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49.919</text:p>
          </table:table-cell>
          <table:table-cell office:value-type="string" table:style-name="ce3">
            <text:p><text:s/>Ok, besser als 100 geht nicht</text:p>
          </table:table-cell>
          <table:table-cell office:value-type="string" table:style-name="ce1">
            <text:p><text:s/>RR: 17,2,0,7,1,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54.169</text:p>
          </table:table-cell>
          <table:table-cell office:value-type="string" table:style-name="ce3">
            <text:p><text:s/></text:p>
          </table:table-cell>
          <table:table-cell office:value-type="string" table:style-name="ce1">
            <text:p><text:s/>Erkläre deine Lös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56.420</text:p>
          </table:table-cell>
          <table:table-cell office:value-type="string" table:style-name="ce3">
            <text:p><text:s/>Also ich habe erst ausprobiert, dadurch dass die Betten und Regale nochmal besser sind als Tische und Stühle, beziehungsweise war Stuhl so schlecht, da habe ich erstmal die Zeiten in wsa und wsd aufgeteilt, indem ich so viele Betten wie möglich, und dann noch so viele Regale reingepackt habe damit die Zeiten gut aufgehen. Und dann noch ein wenig rumgespielt ob sichs verbessert, wenn ich noch ein paar Regale dazu nehme, ein paar Betten raus, das war nicht der Fall. Und dann habe ich die restlichen Rohstoffe auf Tische und Stühle aufgeteilt und so die Zeiten bei wsc und wsd verbraucht, wobei der Tisch deutlich besser wäre also von daher hab ich erstmal wieder viele Tische gebaut, und dann nochmal mit Stühlen aufgefüllt und dann da nochmal beim Verhältnis rumgespiel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39.419</text:p>
          </table:table-cell>
          <table:table-cell office:value-type="string" table:style-name="ce3">
            <text:p><text:s/></text:p>
          </table:table-cell>
          <table:table-cell office:value-type="string" table:style-name="ce1">
            <text:p><text:s/>Monat 6 beendet (Gold: 100/100, Hergestellt: [10,3,8,5] Möglich: [10,3,9,2])</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40.919</text:p>
          </table:table-cell>
          <table:table-cell office:value-type="string" table:style-name="ce3">
            <text:p><text:s/>Hey, optimale Lösung. Genau, bei Tischen und Stühlen hätte man variieren können, da hinhätte ich zwei Möglichkeiten, um auf 100 zu kommen. Ok, erster Ster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54.919</text:p>
          </table:table-cell>
          <table:table-cell office:value-type="string" table:style-name="ce3">
            <text:p><text:s/></text:p>
          </table:table-cell>
          <table:table-cell office:value-type="string" table:style-name="ce1">
            <text:p><text:s/>Jahr beendet (Gold: 644/665, Hergestellt: [55,17,39,26] Möglich: [28,35,32,4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58.670</text:p>
          </table:table-cell>
          <table:table-cell office:value-type="string" table:style-name="ce3">
            <text:p><text:s/>Ok, war ein bisschen unter dem Optimalen. Aber war insgesamt ok.</text:p>
          </table:table-cell>
          <table:table-cell table:number-columns-repeated="16382" table:style-name="ce1"/>
        </table:table-row>
        <table:table-row table:style-name="ro1">
          <table:table-cell table:style-name="ce1"/>
          <table:table-cell table:style-name="ce4"/>
          <table:table-cell table:number-columns-repeated="16382" table:style-name="ce1"/>
        </table:table-row>
        <table:table-row table:number-rows-repeated="104830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dc:creator>S D</dc:creator>
    <meta:creation-date>2022-02-03T07:56:14Z</meta:creation-date>
    <dc:date>2022-02-03T07:56:14Z</dc:date>
    <meta:editing-cycles>1</meta:editing-cycles>
    <meta:editing-duration>PT0S</meta:editing-duration>
  </office:meta>
</office:document-meta>
</file>